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 style:font-name-asian="Ari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style:font-name-asian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"/>
    </style:style>
    <style:style style:name="ce4" style:family="table-cell" style:parent-style-name="Default" style:data-style-name="N2">
      <style:text-properties style:font-name="Arial" style:font-name-asian="Arial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Time</text:p>
          </table:table-cell>
          <table:covered-table-cell/>
          <table:table-cell table:style-name="ce3" office:value-type="string" calcext:value-type="string" table:number-columns-spanned="2" table:number-rows-spanned="1">
            <text:p>Memory</text:p>
          </table:table-cell>
          <table:covered-table-cell/>
          <table:table-cell/>
          <table:table-cell office:value-type="string" calcext:value-type="string">
            <text:p>Qiita投稿用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inal(Time)</text:p>
          </table:table-cell>
          <table:table-cell office:value-type="string" calcext:value-type="string">
            <text:p>AssetBundle(Time)</text:p>
          </table:table-cell>
          <table:table-cell office:value-type="string" calcext:value-type="string">
            <text:p>Original(Memory)</text:p>
          </table:table-cell>
          <table:table-cell office:value-type="string" calcext:value-type="string">
            <text:p>AssetBundle(Memory)</text:p>
          </table:table-cell>
          <table:table-cell/>
          <table:table-cell table:formula="of:=CONCATENATE(&quot;| &quot;;[.B3];&quot; | &quot;;[.C3];&quot; | &quot;;[.D3];&quot; | &quot;;[.E3];&quot; | &quot;;[.F3];&quot; |&quot;)" office:value-type="string" office:string-value="|  | Original(Time) | AssetBundle(Time) | Original(Memory) | AssetBundle(Memory) |" calcext:value-type="string">
            <text:p>| <text:s/>| Original(Time) | AssetBundle(Time) | Original(Memory) | AssetBundle(Memory) |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;[.E4];&quot;|&quot;;[.F4];&quot;|&quot;)" office:value-type="string" office:string-value="|--:|--:|--:|--:|--:|" calcext:value-type="string">
            <text:p>|--:|--: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4959" calcext:value-type="float">
            <text:p>4959</text:p>
          </table:table-cell>
          <table:table-cell office:value-type="float" office:value="3486585" calcext:value-type="float">
            <text:p>3486585</text:p>
          </table:table-cell>
          <table:table-cell office:value-type="float" office:value="4017983" calcext:value-type="float">
            <text:p>4017983</text:p>
          </table:table-cell>
          <table:table-cell/>
          <table:table-cell table:formula="of:=CONCATENATE(&quot;| &quot;;TEXT([.B5];&quot;#,#0&quot;);&quot; | &quot;;TEXT([.C5];&quot;#,#0&quot;);&quot; | &quot;;TEXT([.D5];&quot;#,#0&quot;);&quot; | &quot;;TEXT([.E5];&quot;#,#0&quot;);&quot; | &quot;;TEXT([.F5];&quot;#,#0&quot;);&quot; |&quot;)" office:value-type="string" office:string-value="| 1 | 1,384 | 4,959 | 3,486,585 | 4,017,983 |" calcext:value-type="string">
            <text:p>| 1 | 1,384 | 4,959 | 3,486,585 | 4,017,983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office:value-type="float" office:value="643" calcext:value-type="float">
            <text:p>643</text:p>
          </table:table-cell>
          <table:table-cell office:value-type="float" office:value="3492287" calcext:value-type="float">
            <text:p>3492287</text:p>
          </table:table-cell>
          <table:table-cell office:value-type="float" office:value="4024412" calcext:value-type="float">
            <text:p>4024412</text:p>
          </table:table-cell>
          <table:table-cell/>
          <table:table-cell table:formula="of:=CONCATENATE(&quot;| &quot;;TEXT([.B6];&quot;#,#0&quot;);&quot; | &quot;;TEXT([.C6];&quot;#,#0&quot;);&quot; | &quot;;TEXT([.D6];&quot;#,#0&quot;);&quot; | &quot;;TEXT([.E6];&quot;#,#0&quot;);&quot; | &quot;;TEXT([.F6];&quot;#,#0&quot;);&quot; |&quot;)" office:value-type="string" office:string-value="| 2 | 635 | 643 | 3,492,287 | 4,024,412 |" calcext:value-type="string">
            <text:p>| 2 | 635 | 643 | 3,492,287 | 4,024,412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85" calcext:value-type="float">
            <text:p>685</text:p>
          </table:table-cell>
          <table:table-cell office:value-type="float" office:value="546" calcext:value-type="float">
            <text:p>546</text:p>
          </table:table-cell>
          <table:table-cell office:value-type="float" office:value="3495289" calcext:value-type="float">
            <text:p>3495289</text:p>
          </table:table-cell>
          <table:table-cell office:value-type="float" office:value="4031521" calcext:value-type="float">
            <text:p>4031521</text:p>
          </table:table-cell>
          <table:table-cell/>
          <table:table-cell table:formula="of:=CONCATENATE(&quot;| &quot;;TEXT([.B7];&quot;#,#0&quot;);&quot; | &quot;;TEXT([.C7];&quot;#,#0&quot;);&quot; | &quot;;TEXT([.D7];&quot;#,#0&quot;);&quot; | &quot;;TEXT([.E7];&quot;#,#0&quot;);&quot; | &quot;;TEXT([.F7];&quot;#,#0&quot;);&quot; |&quot;)" office:value-type="string" office:string-value="| 3 | 685 | 546 | 3,495,289 | 4,031,521 |" calcext:value-type="string">
            <text:p>| 3 | 685 | 546 | 3,495,289 | 4,031,521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728" calcext:value-type="float">
            <text:p>728</text:p>
          </table:table-cell>
          <table:table-cell office:value-type="float" office:value="3498089" calcext:value-type="float">
            <text:p>3498089</text:p>
          </table:table-cell>
          <table:table-cell office:value-type="float" office:value="4035604" calcext:value-type="float">
            <text:p>4035604</text:p>
          </table:table-cell>
          <table:table-cell/>
          <table:table-cell table:formula="of:=CONCATENATE(&quot;| &quot;;TEXT([.B8];&quot;#,#0&quot;);&quot; | &quot;;TEXT([.C8];&quot;#,#0&quot;);&quot; | &quot;;TEXT([.D8];&quot;#,#0&quot;);&quot; | &quot;;TEXT([.E8];&quot;#,#0&quot;);&quot; | &quot;;TEXT([.F8];&quot;#,#0&quot;);&quot; |&quot;)" office:value-type="string" office:string-value="| 4 | 580 | 728 | 3,498,089 | 4,035,604 |" calcext:value-type="string">
            <text:p>| 4 | 580 | 728 | 3,498,089 | 4,035,604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5" calcext:value-type="float">
            <text:p>575</text:p>
          </table:table-cell>
          <table:table-cell office:value-type="float" office:value="799" calcext:value-type="float">
            <text:p>799</text:p>
          </table:table-cell>
          <table:table-cell office:value-type="float" office:value="3501059" calcext:value-type="float">
            <text:p>3501059</text:p>
          </table:table-cell>
          <table:table-cell office:value-type="float" office:value="4039223" calcext:value-type="float">
            <text:p>4039223</text:p>
          </table:table-cell>
          <table:table-cell/>
          <table:table-cell table:formula="of:=CONCATENATE(&quot;| &quot;;TEXT([.B9];&quot;#,#0&quot;);&quot; | &quot;;TEXT([.C9];&quot;#,#0&quot;);&quot; | &quot;;TEXT([.D9];&quot;#,#0&quot;);&quot; | &quot;;TEXT([.E9];&quot;#,#0&quot;);&quot; | &quot;;TEXT([.F9];&quot;#,#0&quot;);&quot; |&quot;)" office:value-type="string" office:string-value="| 5 | 575 | 799 | 3,501,059 | 4,039,223 |" calcext:value-type="string">
            <text:p>| 5 | 575 | 799 | 3,501,059 | 4,039,223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69" calcext:value-type="float">
            <text:p>569</text:p>
          </table:table-cell>
          <table:table-cell office:value-type="float" office:value="783" calcext:value-type="float">
            <text:p>783</text:p>
          </table:table-cell>
          <table:table-cell office:value-type="float" office:value="3503439" calcext:value-type="float">
            <text:p>3503439</text:p>
          </table:table-cell>
          <table:table-cell office:value-type="float" office:value="4042826" calcext:value-type="float">
            <text:p>4042826</text:p>
          </table:table-cell>
          <table:table-cell/>
          <table:table-cell table:formula="of:=CONCATENATE(&quot;| &quot;;TEXT([.B10];&quot;#,#0&quot;);&quot; | &quot;;TEXT([.C10];&quot;#,#0&quot;);&quot; | &quot;;TEXT([.D10];&quot;#,#0&quot;);&quot; | &quot;;TEXT([.E10];&quot;#,#0&quot;);&quot; | &quot;;TEXT([.F10];&quot;#,#0&quot;);&quot; |&quot;)" office:value-type="string" office:string-value="| 6 | 569 | 783 | 3,503,439 | 4,042,826 |" calcext:value-type="string">
            <text:p>| 6 | 569 | 783 | 3,503,439 | 4,042,826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office:value-type="float" office:value="728" calcext:value-type="float">
            <text:p>728</text:p>
          </table:table-cell>
          <table:table-cell office:value-type="float" office:value="3506779" calcext:value-type="float">
            <text:p>3506779</text:p>
          </table:table-cell>
          <table:table-cell office:value-type="float" office:value="4045949" calcext:value-type="float">
            <text:p>4045949</text:p>
          </table:table-cell>
          <table:table-cell/>
          <table:table-cell table:formula="of:=CONCATENATE(&quot;| &quot;;TEXT([.B11];&quot;#,#0&quot;);&quot; | &quot;;TEXT([.C11];&quot;#,#0&quot;);&quot; | &quot;;TEXT([.D11];&quot;#,#0&quot;);&quot; | &quot;;TEXT([.E11];&quot;#,#0&quot;);&quot; | &quot;;TEXT([.F11];&quot;#,#0&quot;);&quot; |&quot;)" office:value-type="string" office:string-value="| 7 | 567 | 728 | 3,506,779 | 4,045,949 |" calcext:value-type="string">
            <text:p>| 7 | 567 | 728 | 3,506,779 | 4,045,949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 office:value-type="float" office:value="759" calcext:value-type="float">
            <text:p>759</text:p>
          </table:table-cell>
          <table:table-cell office:value-type="float" office:value="3509639" calcext:value-type="float">
            <text:p>3509639</text:p>
          </table:table-cell>
          <table:table-cell office:value-type="float" office:value="4050032" calcext:value-type="float">
            <text:p>4050032</text:p>
          </table:table-cell>
          <table:table-cell/>
          <table:table-cell table:formula="of:=CONCATENATE(&quot;| &quot;;TEXT([.B12];&quot;#,#0&quot;);&quot; | &quot;;TEXT([.C12];&quot;#,#0&quot;);&quot; | &quot;;TEXT([.D12];&quot;#,#0&quot;);&quot; | &quot;;TEXT([.E12];&quot;#,#0&quot;);&quot; | &quot;;TEXT([.F12];&quot;#,#0&quot;);&quot; |&quot;)" office:value-type="string" office:string-value="| 8 | 574 | 759 | 3,509,639 | 4,050,032 |" calcext:value-type="string">
            <text:p>| 8 | 574 | 759 | 3,509,639 | 4,050,032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750" calcext:value-type="float">
            <text:p>750</text:p>
          </table:table-cell>
          <table:table-cell office:value-type="float" office:value="3512499" calcext:value-type="float">
            <text:p>3512499</text:p>
          </table:table-cell>
          <table:table-cell office:value-type="float" office:value="4053427" calcext:value-type="float">
            <text:p>4053427</text:p>
          </table:table-cell>
          <table:table-cell/>
          <table:table-cell table:formula="of:=CONCATENATE(&quot;| &quot;;TEXT([.B13];&quot;#,#0&quot;);&quot; | &quot;;TEXT([.C13];&quot;#,#0&quot;);&quot; | &quot;;TEXT([.D13];&quot;#,#0&quot;);&quot; | &quot;;TEXT([.E13];&quot;#,#0&quot;);&quot; | &quot;;TEXT([.F13];&quot;#,#0&quot;);&quot; |&quot;)" office:value-type="string" office:string-value="| 9 | 572 | 750 | 3,512,499 | 4,053,427 |" calcext:value-type="string">
            <text:p>| 9 | 572 | 750 | 3,512,499 | 4,053,427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office:value-type="float" office:value="768" calcext:value-type="float">
            <text:p>768</text:p>
          </table:table-cell>
          <table:table-cell office:value-type="float" office:value="3515359" calcext:value-type="float">
            <text:p>3515359</text:p>
          </table:table-cell>
          <table:table-cell office:value-type="float" office:value="4057270" calcext:value-type="float">
            <text:p>4057270</text:p>
          </table:table-cell>
          <table:table-cell/>
          <table:table-cell table:formula="of:=CONCATENATE(&quot;| &quot;;TEXT([.B14];&quot;#,#0&quot;);&quot; | &quot;;TEXT([.C14];&quot;#,#0&quot;);&quot; | &quot;;TEXT([.D14];&quot;#,#0&quot;);&quot; | &quot;;TEXT([.E14];&quot;#,#0&quot;);&quot; | &quot;;TEXT([.F14];&quot;#,#0&quot;);&quot; |&quot;)" office:value-type="string" office:string-value="| 10 | 557 | 768 | 3,515,359 | 4,057,270 |" calcext:value-type="string">
            <text:p>| 10 | 557 | 768 | 3,515,359 | 4,057,270 |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formula="of:=AVERAGE([.C5:.C14])" office:value-type="float" office:value="669.8" calcext:value-type="float">
            <text:p>669.8</text:p>
          </table:table-cell>
          <table:table-cell table:formula="of:=AVERAGE([.D5:.D14])" office:value-type="float" office:value="1146.3" calcext:value-type="float">
            <text:p>1146.3</text:p>
          </table:table-cell>
          <table:table-cell table:formula="of:=AVERAGE([.E5:.E14])" office:value-type="float" office:value="3502102.4" calcext:value-type="float">
            <text:p>3502102.4</text:p>
          </table:table-cell>
          <table:table-cell table:formula="of:=AVERAGE([.F5:.F14])" office:value-type="float" office:value="4039824.7" calcext:value-type="float">
            <text:p>4039824.7</text:p>
          </table:table-cell>
          <table:table-cell/>
          <table:table-cell table:formula="of:=CONCATENATE(&quot;| &quot;;TEXT([.B15];&quot;#,#0&quot;);&quot; | &quot;;TEXT([.C15];&quot;#,#0&quot;);&quot; | &quot;;TEXT([.D15];&quot;#,#0&quot;);&quot; | &quot;;TEXT([.E15];&quot;#,#0&quot;);&quot; | &quot;;TEXT([.F15];&quot;#,#0&quot;);&quot; |&quot;)" office:value-type="string" office:string-value="| Average | 670 | 1,146 | 3,502,102 | 4,039,825 |" calcext:value-type="string">
            <text:p>| Average | 670 | 1,146 | 3,502,102 | 4,039,825 |</text:p>
          </table:table-cell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 table:formula="of:=MAX([.C5:.C15])" office:value-type="float" office:value="1384" calcext:value-type="float">
            <text:p>1384</text:p>
          </table:table-cell>
          <table:table-cell table:formula="of:=MAX([.D5:.D15])" office:value-type="float" office:value="4959" calcext:value-type="float">
            <text:p>4959</text:p>
          </table:table-cell>
          <table:table-cell table:formula="of:=MAX([.E5:.E15])" office:value-type="float" office:value="3515359" calcext:value-type="float">
            <text:p>3515359</text:p>
          </table:table-cell>
          <table:table-cell table:formula="of:=MAX([.F5:.F15])" office:value-type="float" office:value="4057270" calcext:value-type="float">
            <text:p>4057270</text:p>
          </table:table-cell>
          <table:table-cell/>
          <table:table-cell table:formula="of:=CONCATENATE(&quot;| &quot;;TEXT([.B16];&quot;#,#0&quot;);&quot; | &quot;;TEXT([.C16];&quot;#,#0&quot;);&quot; | &quot;;TEXT([.D16];&quot;#,#0&quot;);&quot; | &quot;;TEXT([.E16];&quot;#,#0&quot;);&quot; | &quot;;TEXT([.F16];&quot;#,#0&quot;);&quot; |&quot;)" office:value-type="string" office:string-value="| Max | 1,384 | 4,959 | 3,515,359 | 4,057,270 |" calcext:value-type="string">
            <text:p>| Max | 1,384 | 4,959 | 3,515,359 | 4,057,270 |</text:p>
          </table:table-cell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formula="of:=MIN([.C5:.C14])" office:value-type="float" office:value="557" calcext:value-type="float">
            <text:p>557</text:p>
          </table:table-cell>
          <table:table-cell table:formula="of:=MIN([.D5:.D14])" office:value-type="float" office:value="546" calcext:value-type="float">
            <text:p>546</text:p>
          </table:table-cell>
          <table:table-cell table:formula="of:=MIN([.E5:.E14])" office:value-type="float" office:value="3486585" calcext:value-type="float">
            <text:p>3486585</text:p>
          </table:table-cell>
          <table:table-cell table:formula="of:=MIN([.F5:.F14])" office:value-type="float" office:value="4017983" calcext:value-type="float">
            <text:p>4017983</text:p>
          </table:table-cell>
          <table:table-cell/>
          <table:table-cell table:formula="of:=CONCATENATE(&quot;| &quot;;TEXT([.B17];&quot;#,#0&quot;);&quot; | &quot;;TEXT([.C17];&quot;#,#0&quot;);&quot; | &quot;;TEXT([.D17];&quot;#,#0&quot;);&quot; | &quot;;TEXT([.E17];&quot;#,#0&quot;);&quot; | &quot;;TEXT([.F17];&quot;#,#0&quot;);&quot; |&quot;)" office:value-type="string" office:string-value="| Min | 557 | 546 | 3,486,585 | 4,017,983 |" calcext:value-type="string">
            <text:p>| Min | 557 | 546 | 3,486,585 | 4,017,983 |</text:p>
          </table:table-cell>
        </table:table-row>
        <table:table-row table:style-name="ro1">
          <table:table-cell table:number-columns-repeated="7"/>
          <table:table-cell table:formula="of:=CONCATENATE(&quot;| &quot;;[.B18];&quot; | &quot;;[.C18];&quot; | &quot;;[.D18];&quot; | &quot;;[.E18];&quot; | &quot;;[.F18];&quot; |&quot;)" office:value-type="string" office:string-value="|  |  |  |  |  |" calcext:value-type="string">
            <text:p>| <text:s/>| <text:s/>| <text:s/>| <text:s/>| <text:s/>|</text:p>
          </table:table-cell>
        </table:table-row>
        <table:table-row table:style-name="ro2">
          <table:table-cell/>
          <table:table-cell office:value-type="string" calcext:value-type="string">
            <text:p>Originalとの比較</text:p>
          </table:table-cell>
          <table:table-cell table:number-columns-repeated="5"/>
          <table:table-cell table:formula="of:=CONCATENATE(&quot;| &quot;;[.B19];&quot; | &quot;;[.C19];&quot; | &quot;;[.D19];&quot; | &quot;;[.E19];&quot; | &quot;;[.F19];&quot; |&quot;)" office:value-type="string" office:string-value="| Originalとの比較 |  |  |  |  |" calcext:value-type="string">
            <text:p>| Originalとの比較 | <text:s/>| <text:s/>| <text:s/>| <text:s/>|</text:p>
          </table:table-cell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/>
          <table:table-cell table:style-name="ce4" table:formula="of:=[.D15]/[.$C15]" office:value-type="float" office:value="1.71140638996715" calcext:value-type="float">
            <text:p>1.71</text:p>
          </table:table-cell>
          <table:table-cell/>
          <table:table-cell table:style-name="ce4" table:formula="of:=[.F15]/[.$E15]" office:value-type="float" office:value="1.15354271194355" calcext:value-type="float">
            <text:p>1.15</text:p>
          </table:table-cell>
          <table:table-cell/>
          <table:table-cell table:formula="of:=CONCATENATE(&quot;| &quot;;[.B20];&quot; | &quot;;[.C20];&quot; | &quot;;TEXT([.D20];&quot;0.00&quot;);&quot; | &quot;;[.E20];&quot; | &quot;;TEXT([.F20];&quot;0.00&quot;);&quot; |&quot;)" office:value-type="string" office:string-value="| Average |  | 1.71 |  | 1.15 |" calcext:value-type="string">
            <text:p>| Average | <text:s/>| 1.71 | <text:s/>| 1.15 |</text:p>
          </table:table-cell>
        </table:table-row>
        <table:table-row table:style-name="ro1">
          <table:table-cell/>
          <table:table-cell table:style-name="ce2" office:value-type="string" calcext:value-type="string">
            <text:p>Max</text:p>
          </table:table-cell>
          <table:table-cell/>
          <table:table-cell table:style-name="ce4" table:formula="of:=[.D16]/[.$C16]" office:value-type="float" office:value="3.58309248554913" calcext:value-type="float">
            <text:p>3.58</text:p>
          </table:table-cell>
          <table:table-cell/>
          <table:table-cell table:style-name="ce4" table:formula="of:=[.F16]/[.$E16]" office:value-type="float" office:value="1.15415523706114" calcext:value-type="float">
            <text:p>1.15</text:p>
          </table:table-cell>
          <table:table-cell/>
          <table:table-cell table:formula="of:=CONCATENATE(&quot;| &quot;;[.B21];&quot; | &quot;;[.C21];&quot; | &quot;;TEXT([.D21];&quot;0.00&quot;);&quot; | &quot;;[.E21];&quot; | &quot;;TEXT([.F21];&quot;0.00&quot;);&quot; |&quot;)" office:value-type="string" office:string-value="| Max |  | 3.58 |  | 1.15 |" calcext:value-type="string">
            <text:p>| Max | <text:s/>| 3.58 | <text:s/>| 1.15 |</text:p>
          </table:table-cell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/>
          <table:table-cell table:style-name="ce4" table:formula="of:=[.D17]/[.$C17]" office:value-type="float" office:value="0.980251346499102" calcext:value-type="float">
            <text:p>0.98</text:p>
          </table:table-cell>
          <table:table-cell/>
          <table:table-cell table:style-name="ce4" table:formula="of:=[.F17]/[.$E17]" office:value-type="float" office:value="1.15241217409012" calcext:value-type="float">
            <text:p>1.15</text:p>
          </table:table-cell>
          <table:table-cell/>
          <table:table-cell table:formula="of:=CONCATENATE(&quot;| &quot;;[.B22];&quot; | &quot;;[.C22];&quot; | &quot;;TEXT([.D22];&quot;0.00&quot;);&quot; | &quot;;[.E22];&quot; | &quot;;TEXT([.F22];&quot;0.00&quot;);&quot; |&quot;)" office:value-type="string" office:string-value="| Min |  | 0.98 |  | 1.15 |" calcext:value-type="string">
            <text:p>| Min | <text:s/>| 0.98 | <text:s/>| 1.15 |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00/00/00</text:date>, <text:time style:data-style-name="N2" text:time-value="22:45:57.50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0-22T22:48:23.730000000</dc:date>
    <meta:editing-duration>PT1H2M52S</meta:editing-duration>
    <meta:editing-cycles>28</meta:editing-cycles>
    <meta:generator>LibreOffice/5.1.5.2$Windows_x86 LibreOffice_project/7a864d8825610a8c07cfc3bc01dd4fce6a9447e5</meta:generator>
    <meta:document-statistic meta:table-count="1" meta:cell-count="107" meta:object-count="0"/>
  </office:meta>
</office:document-meta>
</file>